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zzyTermQuery.getSimilarity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uzzyTermQuery.FuzzyTermQuery( Term t , boolean ignore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zzyLikeThisQuery.rewrite( Index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FuzzyLikeThisQuery.addTerms( String queryString , String fieldName , float minSimilarity , int prefi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LikeThi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Term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zzyTermQuery.idf( int docFreq , int num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LikeThisQuery.setIgnoreTF( boolean ignore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Query.tf( float fr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reTerm.ScoreTerm( Term term , float score , Term fuzziedSource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Vals.FieldVals( String name , float similarity , int length ,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reTermQueue.ScoreTerm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LikeThisQuery.FuzzyLikeThisQuery( int maxNumTerms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zzyLikeThisQuery.addTerms( IndexReader reader , FieldVals f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FuzzyLikeThisQuery.isIgnor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